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style:text-position="super 90%" style:text-scale="80%"/>
    </style:style>
    <style:style style:name="T2" style:family="text">
      <style:text-properties style:text-position="super 90%" style:text-scale="100%"/>
    </style:style>
    <style:style style:name="T3" style:family="text">
      <style:text-properties style:text-position="sub 80%" style:text-scale="90%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T6" style:family="text">
      <style:text-properties style:text-position="super 65%"/>
    </style:style>
    <style:style style:name="T7" style:family="text">
      <style:text-properties style:text-position="sub 65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rmal text <text:span text:style-name="T6">superscript</text:span></text:p>
      <text:p text:style-name="Standard">Normal text <text:span text:style-name="T7">subscript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DejaVu Sans" style:font-size-asian="10.5pt" style:language-asian="zh" style:country-asian="CN" style:font-name-complex="Times New Roman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zxx" fo:country="none" style:font-name-asian="DejaVu Sans" style:font-size-asian="10.5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iberation Sans" fo:font-family="'Liberation Sans'" style:font-style-name="Regular" style:font-family-generic="swiss" style:font-pitch="variable" fo:font-size="24pt" fo:language="en" fo:country="GB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4pt" style:font-name-asian="DejaVu Sans" style:font-family-asian="'DejaVu Sans'" style:font-family-generic-asian="system" style:font-pitch-asian="variable" style:font-size-asian="14pt" style:font-name-complex="Times New Roman" style:font-family-complex="'Times New Roman'" style:font-family-generic-complex="roman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Times New Roman" style:font-family-complex="'Times New Roman'" style:font-family-generic-complex="roman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Times New Roman" style:font-family-complex="'Times New Roman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Times New Roman" style:font-family-complex="'Times New Roman'" style:font-family-generic-complex="roman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.8272in" fo:page-height="4.1339in" style:num-format="1" style:print-orientation="landscape" fo:margin-top="1.248in" fo:margin-bottom="1.248in" fo:margin-left="1in" fo:margin-right="1in" style:writing-mode="lr-tb" style:layout-grid-color="#c0c0c0" style:layout-grid-lines="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title>Normal text superscript</dc:title>
    <dc:subject/>
    <meta:keyword/>
    <dc:description/>
    <meta:initial-creator>JLAutoBuild</meta:initial-creator>
    <meta:creation-date>2019-09-26T14:50:00</meta:creation-date>
    <dc:date>2019-09-26T15:09:48.650556562</dc:date>
    <meta:editing-cycles>4</meta:editing-cycles>
    <meta:editing-duration>PT7M</meta:editing-duration>
    <meta:generator>LibreOfficeDev/6.4.0.0.alpha0$Linux_X86_64 LibreOffice_project/00dd46503326f758b8816dd2fef1578caa6d8486</meta:generator>
    <meta:document-statistic meta:table-count="0" meta:image-count="0" meta:object-count="0" meta:page-count="1" meta:paragraph-count="2" meta:word-count="6" meta:character-count="44" meta:non-whitespace-character-count="40"/>
  </office:meta>
</office:document-meta>
</file>